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a45cc" officeooo:paragraph-rsid="001a45cc"/>
    </style:style>
    <style:style style:name="P2" style:family="paragraph" style:parent-style-name="Text_20_body">
      <style:text-properties officeooo:rsid="001a45cc" officeooo:paragraph-rsid="001cb187"/>
    </style:style>
    <style:style style:name="P3" style:family="paragraph" style:parent-style-name="Standard">
      <style:text-properties fo:font-weight="normal" officeooo:rsid="001e247f" officeooo:paragraph-rsid="001e247f" style:font-weight-asian="normal" style:font-weight-complex="normal"/>
    </style:style>
    <style:style style:name="P4" style:family="paragraph" style:parent-style-name="Text_20_body">
      <style:text-properties fo:font-weight="bold" officeooo:rsid="001a45cc" officeooo:paragraph-rsid="001a45cc" style:font-weight-asian="bold" style:font-weight-complex="bold"/>
    </style:style>
    <style:style style:name="P5" style:family="paragraph" style:parent-style-name="Text_20_body">
      <style:text-properties fo:font-weight="normal" officeooo:rsid="001cb187" officeooo:paragraph-rsid="001cb187" style:font-weight-asian="normal" style:font-weight-complex="normal"/>
    </style:style>
    <style:style style:name="P6" style:family="paragraph" style:parent-style-name="Text_20_body">
      <style:text-properties fo:font-weight="normal" officeooo:rsid="001e247f" officeooo:paragraph-rsid="001e247f" style:font-weight-asian="normal" style:font-weight-complex="normal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e247f"/>
    </style:style>
    <style:style style:name="T4" style:family="text">
      <style:text-properties style:font-name="Liberation Serif" fo:font-size="12pt" fo:font-style="normal" style:font-size-asian="12pt" style:font-style-asian="normal"/>
    </style:style>
    <style:style style:name="T5" style:family="text">
      <style:text-properties style:font-name="Liberation Serif" fo:font-size="12pt" fo:font-style="normal" fo:font-weight="bold" style:font-size-asian="12pt" style:font-style-asian="normal" style:font-weight-asian="bold" style:font-weight-complex="bold"/>
    </style:style>
    <style:style style:name="gr1" style:family="graphic">
      <style:graphic-properties draw:stroke="none" svg:stroke-color="#3465a4" draw:fill="none" draw:fill-color="#ffffff" fo:min-height="16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>Manual de Usuario</text:p>
      <text:p text:style-name="Title">V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soft-page-break/>Para la correcta implementación de este proyecto ese necesario contar con <text:span text:style-name="T2">Docker</text:span> esencialmente</text:p>
      <text:p text:style-name="P1">Para su instalación puede referirse a: <text:a xlink:type="simple" xlink:href="https://docs.docker.com/get-docker/" text:style-name="Internet_20_link" text:visited-style-name="Visited_20_Internet_20_Link"><text:span text:style-name="T1">Como Obtener Docker</text:span></text:a></text:p>
      <text:p text:style-name="P1"/>
      <text:p text:style-name="P1">Para desplegar la solución hace falta levantar 3 contenedores de docker, cada uno contiene una distinta parte de la solución que es: <text:span text:style-name="T1">FrontEnd</text:span>, <text:span text:style-name="T1">BackEnd</text:span> y <text:span text:style-name="T1">Database</text:span></text:p>
      <text:p text:style-name="P1">Pero para su uso simple se requiere únicamente de Docker-Compose: <text:a xlink:type="simple" xlink:href="https://docs.docker.com/compose/install/" text:style-name="Internet_20_link" text:visited-style-name="Visited_20_Internet_20_Link"><text:span text:style-name="T1">Como Obtener Docker-Compose</text:span></text:a></text:p>
      <text:p text:style-name="P4"/>
      <text:p text:style-name="P5">Una vez con estos programas disponibles basta con ejecutar el siguiente compose.yml file, <text:span text:style-name="T3">3 imagenes son necesarias y disponibles publicamente en Docker Hub</text:span></text:p>
      <text:p text:style-name="P6">Unicamente es necesario cambiar el valor de: </text:p>
      <text:p text:style-name="P3"><text:span text:style-name="T1"><text:tab/></text:span><text:span text:style-name="T5">MONGO_HOST - </text:span><text:span text:style-name="T4">Aqui debe colocar la IP del equipo que estara corriendo el servicio</text:span></text:p>
      <text:p text:style-name="P3"><text:span text:style-name="T5"><text:tab/>REACT_APP_API_HOST</text:span><text:span text:style-name="T4"> – Aqui debe colocar la IP del equipo que estara corriendo el servicio pero en formato URL, ejemplo: http:// 192.168.1.1</text:span></text:p>
      <text:p text:style-name="P3"><draw:frame text:anchor-type="paragraph" draw:z-index="0" draw:name="Forma1" draw:style-name="gr1" draw:text-style-name="P7" svg:width="17.252cm" svg:height="16.068cm" svg:x="0.169cm" svg:y="0.284cm"><draw:text-box><text:p>services:</text:p><text:p><text:s text:c="2"/>db: </text:p><text:p><text:s text:c="4"/>image: mongo</text:p><text:p><text:s text:c="4"/>container_name: mongodb</text:p><text:p><text:s text:c="4"/>environment:</text:p><text:p><text:s text:c="6"/>- MONGO_INITDB_ROOT_USERNAME=userp1</text:p><text:p><text:s text:c="6"/>- MONGO_INITDB_ROOT_PASSWORD=userp1password</text:p><text:p><text:s text:c="4"/>ports:</text:p><text:p><text:s text:c="6"/>- "27017:27017"</text:p><text:p><text:s text:c="4"/>volumes:</text:p><text:p><text:s text:c="6"/>- mongoVolume:/data/db:rw</text:p><text:p><text:s text:c="2"/>backend:</text:p><text:p><text:s text:c="4"/>image: stevengez/backend_p1_201602938:latest</text:p><text:p><text:s text:c="4"/>container_name: mybackend</text:p><text:p><text:s text:c="4"/>environment:</text:p><text:p><text:s text:c="6"/>- MONGO_USER=userp1</text:p><text:p><text:s text:c="6"/>- MONGO_PASS=userp1password</text:p><text:p><text:s text:c="6"/>- MONGO_HOST=192.168.1.12</text:p><text:p><text:s text:c="6"/>- MONGO_PORT=27017</text:p><text:p><text:s text:c="4"/>ports:</text:p><text:p><text:s text:c="6"/>- "5000:5000"</text:p><text:p><text:s text:c="2"/>frontend:</text:p><text:p><text:s text:c="4"/>image: stevengez/frontend_p1_201602938:latest</text:p><text:p><text:s text:c="4"/>container_name: myfront</text:p><text:p><text:s text:c="4"/>environment:</text:p><text:p><text:s text:c="6"/>- REACT_APP_API_HOST=http://192.168.1.12</text:p><text:p><text:s text:c="6"/>- REACT_APP_API_PORT=5000 </text:p><text:p><text:s text:c="4"/>ports:</text:p><text:p><text:s text:c="6"/>- "3000:3000"</text:p><text:p>volumes:</text:p><text:p><text:s text:c="2"/>mongoVolume:</text:p><text:p/><text:p><text:s text:c="6"/></text:p></draw:text-box></draw:frame><text:span text:style-name="T4"/></text:p>
      <text:p text:style-name="P3"><text:span text:style-name="T4"/>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G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14:54:24.787337632</meta:creation-date>
    <dc:date>2022-02-17T16:11:39.106786517</dc:date>
    <meta:editing-duration>PT20M31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2" meta:paragraph-count="10" meta:word-count="129" meta:character-count="846" meta:non-whitespace-character-count="723"/>
  </office:meta>
</office:document-meta>
</file>